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9d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Execute um comando que gere um arquivo chamado usuarios.txt contendo as úlimas 5 linhas do arquivo /etc/passwd<text:line-break/><text:line-break/>2.O arquivo /etc/shells contém os shells instalados em seu sistema. Execute um comando que mostre esses shells em ordem alfabética, excluindo a linha comcomentário.<text:line-break/><text:line-break/>3.Conte a quantidade de linhas do arquivos /etc/passwd<text:line-break/><text:line-break/>4. Crie um comando que mostre quantas vezes o nome de seu usuário aparece no arquivo /etc/group<text:line-break/><text:line-break/>5.Escreva um comando que mostre apenas o primeiro campo de cada linha do arquivo /etc/passwd<text:line-break/><text:line-break/>6.Usando o editor de texto nano ou vi, crie um pequeno texto com uma avaliação deste curso até agora. Salve o arquivo com o nome avaliacao.txt</text:p>
      <text:p text:style-name="P1"/>
      <text:p text:style-name="P1">7. Qual o comando usado para:<text:line-break/>a) apresentar as estatísticas de um arquivo (quantidade de Letras, linhas e palavras de um arquivo)<text:line-break/><text:line-break/>b) ordenar um arquivo na tela<text:line-break/><text:line-break/>c) exibir o inicio de um arquivo. Qual o número de linhas padrão apresentado?<text:line-break/><text:line-break/>d) exibir o fim de um arquivo <text:line-break/><text:line-break/>e) filtrar ou pesquisar expressões de texto no corpo de um arquivo<text:line-break/><text:line-break/>f) filtrar a saída de um comando <text:line-break/><text:line-break/>g) exibir mensagens na tel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08:11:03.150192753</meta:creation-date>
    <dc:date>2025-07-19T08:37:33.036250689</dc:date>
    <meta:editing-duration>PT15M27S</meta:editing-duration>
    <meta:editing-cycles>1</meta:editing-cycles>
    <meta:document-statistic meta:table-count="0" meta:image-count="0" meta:object-count="0" meta:page-count="1" meta:paragraph-count="2" meta:word-count="180" meta:character-count="1072" meta:non-whitespace-character-count="881"/>
    <meta:generator>LibreOffice/25.2.4.3$Linux_X86_64 LibreOffice_project/520$Build-3</meta:generator>
  </office:meta>
</office:document-meta>
</file>